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87.7589953535353535353535353535)" table:style-name="transparent_fiat"/>
          <table:table-cell table:formula="=HYPERLINK(&quot;#BTC Tax.a28:z28&quot;; &quot;SHORT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1060000000)" table:style-name="transparent_crypto"/>
          <table:table-cell table:formula="=HYPERLINK(&quot;#BTC Tax.a28:z28&quot;; 464.0054600000000000000)" table:style-name="transparent_fiat"/>
          <table:table-cell table:formula="=HYPERLINK(&quot;#BTC Tax.a28:z28&quot;; 376.2464646464646464646464646465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15.814325000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MOVE&quot;)" table:style-name="transparent_default"/>
          <table:table-cell table:formula="=HYPERLINK(&quot;#BTC Tax.a28:z28&quot;; 0.00060000000)" table:style-name="transparent_crypto"/>
          <table:table-cell table:formula="=HYPERLINK(&quot;#BTC Tax.a28:z28&quot;; 23.6143250000000000000000)" table:style-name="transparent_fiat"/>
          <table:table-cell table:formula="=HYPERLINK(&quot;#BTC Tax.a28:z28&quot;; 7.800000000000000000000)" table:style-name="transparent_fiat"/>
          <table:table-cell/>
        </table:table-row>
        <table:table-row>
          <table:table-cell table:formula="=HYPERLINK(&quot;#BTC Tax.a28:z28&quot;; 2022)" table:style-name="transparent_default"/>
          <table:table-cell table:formula="=HYPERLINK(&quot;#BTC Tax.a28:z28&quot;; &quot;BTC&quot;)" table:style-name="transparent_default"/>
          <table:table-cell table:formula="=HYPERLINK(&quot;#BTC Tax.a28:z28&quot;; 289.2765400000000000000)" table:style-name="transparent_fiat"/>
          <table:table-cell table:formula="=HYPERLINK(&quot;#BTC Tax.a28:z28&quot;; &quot;LONG&quot;)" table:style-name="transparent_default"/>
          <table:table-cell table:formula="=HYPERLINK(&quot;#BTC Tax.a28:z28&quot;; &quot;GIFT&quot;)" table:style-name="transparent_default"/>
          <table:table-cell table:formula="=HYPERLINK(&quot;#BTC Tax.a28:z28&quot;; 0.00940000000)" table:style-name="transparent_crypto"/>
          <table:table-cell table:formula="=HYPERLINK(&quot;#BTC Tax.a28:z28&quot;; 411.4765400000000000000)" table:style-name="transparent_fiat"/>
          <table:table-cell table:formula="=HYPERLINK(&quot;#BTC Tax.a28:z28&quot;; 122.200000000000000000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7070707070707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3774.1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75.48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Coinbase Pro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2674.38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534876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Coinbase Pro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1736.81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17368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Coinbase Pro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6352.56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0.905768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Coinbase Pro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87.7589953535353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106" office:value-type="float" table:style-name="transparent_crypto"/>
          <table:table-cell office:value="464.00546" office:value-type="float" table:style-name="taxable_event_fiat"/>
          <table:table-cell office:value="376.2464646464646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5.81432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3.614325" office:value-type="float" table:style-name="taxable_event_fiat"/>
          <table:table-cell office:value="7.8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89.27654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0094" office:value-type="float" table:style-name="transparent_crypto"/>
          <table:table-cell office:value="411.47654" office:value-type="float" table:style-name="taxable_event_fiat"/>
          <table:table-cell office:value="122.2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5.934876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5348760000000000000000)" table:style-name="highlighted_fiat"/>
          <table:table-cell table:formula="=HYPERLINK(&quot;#BTC In-Out.a17:z17&quot;; 42674.3800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2)" table:style-name="acquired_lot_percent"/>
          <table:table-cell table:formula="=HYPERLINK(&quot;#BTC In-Out.a4:z4&quot;; 2.600000000000000000000)" table:style-name="acquired_lot_fiat"/>
          <table:table-cell table:formula="=HYPERLINK(&quot;#BTC In-Out.a4:z4&quot;; 0.2000000000000)" table:style-name="acquired_lot_fiat"/>
          <table:table-cell table:formula="=HYPERLINK(&quot;#BTC In-Out.a4:z4&quot;; 2.6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1/4: 0.0002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2.873681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1736810000000000000000)" table:style-name="highlighted_fiat"/>
          <table:table-cell table:formula="=HYPERLINK(&quot;#BTC In-Out.a18:z18&quot;; 41736.81000000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1)" table:style-name="acquired_lot_percent"/>
          <table:table-cell table:formula="=HYPERLINK(&quot;#BTC In-Out.a4:z4&quot;; 1.300000000000000000000)" table:style-name="acquired_lot_fiat"/>
          <table:table-cell table:formula="=HYPERLINK(&quot;#BTC In-Out.a4:z4&quot;; 0.1000000000000)" table:style-name="acquired_lot_fiat"/>
          <table:table-cell table:formula="=HYPERLINK(&quot;#BTC In-Out.a4:z4&quot;; 1.3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2/4: 0.0001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7.00576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0.9057680000000000000000)" table:style-name="highlighted_fiat"/>
          <table:table-cell table:formula="=HYPERLINK(&quot;#BTC In-Out.a19:z19&quot;; 36352.5600000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03)" table:style-name="acquired_lot_percent"/>
          <table:table-cell table:formula="=HYPERLINK(&quot;#BTC In-Out.a4:z4&quot;; 3.900000000000000000000)" table:style-name="acquired_lot_fiat"/>
          <table:table-cell table:formula="=HYPERLINK(&quot;#BTC In-Out.a4:z4&quot;; 0.3000000000000)" table:style-name="acquired_lot_fiat"/>
          <table:table-cell table:formula="=HYPERLINK(&quot;#BTC In-Out.a4:z4&quot;; 3.900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3/4: 0.0003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94" office:value-type="float" table:style-name="transparent_crypto"/>
          <table:table-cell office:value-type="string" table:style-name="transparent_default">
            <text:p>BTC</text:p>
          </table:table-cell>
          <table:table-cell office:value="0.01" office:value-type="float" table:style-name="transparent_crypto"/>
          <table:table-cell office:value="289.27654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47)" table:style-name="taxable_event_alt_percent"/>
          <table:table-cell table:formula="=HYPERLINK(&quot;#BTC In-Out.a11:z11&quot;; 411.4765400000000000000)" table:style-name="highlighted_fiat"/>
          <table:table-cell table:formula="=HYPERLINK(&quot;#BTC In-Out.a11:z11&quot;; 43774.10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2: 0.00940000 of 0.02000000 BTC&quot;)" table:style-name="taxable_event_note_default"/>
          <table:table-cell table:formula="=HYPERLINK(&quot;#BTC In-Out.a4:z4&quot;; &quot;2020-06-28 14:38:40+00:00&quot;)" table:style-name="acquired_lot_default"/>
          <table:table-cell table:formula="=HYPERLINK(&quot;#BTC In-Out.a4:z4&quot;; 0.94)" table:style-name="acquired_lot_percent"/>
          <table:table-cell table:formula="=HYPERLINK(&quot;#BTC In-Out.a4:z4&quot;; 122.2000000000000000000)" table:style-name="acquired_lot_fiat"/>
          <table:table-cell table:formula="=HYPERLINK(&quot;#BTC In-Out.a4:z4&quot;; 9.4000000000000)" table:style-name="acquired_lot_fiat"/>
          <table:table-cell table:formula="=HYPERLINK(&quot;#BTC In-Out.a4:z4&quot;; 122.2000000000000000000)" table:style-name="highlighted_fiat"/>
          <table:table-cell table:formula="=HYPERLINK(&quot;#BTC In-Out.a4:z4&quot;; 12000.00000000000)" table:style-name="acquired_lot_fiat"/>
          <table:table-cell table:formula="=HYPERLINK(&quot;#BTC In-Out.a4:z4&quot;; &quot;__unknown&quot;)" table:style-name="acquired_lot_fiat"/>
          <table:table-cell table:formula="=HYPERLINK(&quot;#BTC In-Out.a4:z4&quot;; &quot;4/4: 0.00940000 of 0.01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06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87.758995353535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0.53)" table:style-name="taxable_event_alt_percent"/>
          <table:table-cell table:formula="=HYPERLINK(&quot;#BTC In-Out.a11:z11&quot;; 464.0054600000000000000)" table:style-name="highlighted_fiat"/>
          <table:table-cell table:formula="=HYPERLINK(&quot;#BTC In-Out.a11:z11&quot;; 43774.10000000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2/2: 0.01060000 of 0.02000000 BTC&quot;)" table:style-name="taxable_event_note_default"/>
          <table:table-cell table:formula="=HYPERLINK(&quot;#BTC In-Out.a5:z5&quot;; &quot;2022-01-02 18:11:09+00:00&quot;)" table:style-name="acquired_lot_alt_default"/>
          <table:table-cell table:formula="=HYPERLINK(&quot;#BTC In-Out.a5:z5&quot;; 0.01070707070707070707070707070707)" table:style-name="acquired_lot_alt_percent"/>
          <table:table-cell table:formula="=HYPERLINK(&quot;#BTC In-Out.a5:z5&quot;; 376.2464646464646464646464646465)" table:style-name="acquired_lot_alt_fiat"/>
          <table:table-cell table:formula="=HYPERLINK(&quot;#BTC In-Out.a5:z5&quot;; 5.246464646464646464646464646464)" table:style-name="acquired_lot_alt_fiat"/>
          <table:table-cell table:formula="=HYPERLINK(&quot;#BTC In-Out.a5:z5&quot;; 376.2464646464646464646464646465)" table:style-name="highlighted_fiat"/>
          <table:table-cell table:formula="=HYPERLINK(&quot;#BTC In-Out.a5:z5&quot;; 35000.00000000000)" table:style-name="acquired_lot_alt_fiat"/>
          <table:table-cell table:formula="=HYPERLINK(&quot;#BTC In-Out.a5:z5&quot;; &quot;__unknown&quot;)" table:style-name="acquired_lot_alt_fiat"/>
          <table:table-cell table:formula="=HYPERLINK(&quot;#BTC In-Out.a5:z5&quot;; &quot;1/1: 0.0106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28T15:11:58.933070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